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0f895" officeooo:paragraph-rsid="0010f895"/>
    </style:style>
    <style:style style:name="P2" style:family="paragraph" style:parent-style-name="Standard">
      <style:text-properties style:font-name="DejaVu Sans" fo:font-size="15pt" officeooo:rsid="0010f895" officeooo:paragraph-rsid="0010f895" style:font-size-asian="15pt" style:font-size-complex="15pt"/>
    </style:style>
    <style:style style:name="P3" style:family="paragraph" style:parent-style-name="Standard">
      <style:text-properties style:font-name="DejaVu Sans" officeooo:rsid="0018bb5f" officeooo:paragraph-rsid="0018bb5f"/>
    </style:style>
    <style:style style:name="T1" style:family="text">
      <style:text-properties officeooo:rsid="0018b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0<text:span text:style-name="T1">4</text:span></text:p>
      <text:p text:style-name="P1"/>
      <text:p text:style-name="P3">The program first retrieves the value of k from argv. Subse<text:tab/>quently, all the structures needed to run the program are allocated by means of the malloc() syscall (v1, v2, mat, v).</text:p>
      <text:p text:style-name="P3"><text:tab/>After the vectors and the matrix have been correctly filled up with random float values in the range [-0.5, 0.5], k threads are created and joined.</text:p>
      <text:p text:style-name="P3"><text:tab/>Every thread simply multiplies the i-th row of mat with v2. After the all the threads have finished, the main thread is in charge of computing the final result by multiplying the temporary vector v and v1.</text:p>
      <text:p text:style-name="P3"><text:tab/>Before returning, all the allocated structures are freed by means of free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16:49.689509468</meta:creation-date>
    <dc:date>2019-04-04T17:07:03.439236694</dc:date>
    <meta:editing-duration>PT13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08" meta:character-count="612" meta:non-whitespace-character-count="506"/>
  </office:meta>
</office:document-meta>
</file>